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43:0" calcext:value-type="string" table:number-columns-spanned="1" table:number-rows-spanned="7">
            <text:p>43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34:0" calcext:value-type="string">
            <text:p>34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34:0" calcext:value-type="string">
            <text:p>34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25:0" calcext:value-type="string">
            <text:p>2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25:0" calcext:value-type="string">
            <text:p>2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17:0" calcext:value-type="string" table:number-columns-spanned="1" table:number-rows-spanned="7">
            <text:p>17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6:58:22.645097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56M29S</meta:editing-duration>
    <meta:editing-cycles>26</meta:editing-cycles>
    <meta:generator>LibreOffice/5.0.6.3$Linux_X86_64 LibreOffice_project/00m0$Build-3</meta:generator>
    <dc:date>2016-07-29T16:59:50.729996513</dc:date>
    <meta:document-statistic meta:table-count="1" meta:cell-count="1342" meta:object-count="0"/>
  </office:meta>
</office:document-meta>
</file>